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svg:font-family="'Noto Sans Arabic'" style:font-family-generic="system" style:font-pitch="variable"/>
    <style:font-face style:name="Noto Sans CJK JP" svg:font-family="'Noto Sans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margin-top="0.1665in" fo:margin-bottom="0.1665in" style:contextual-spacing="false"/>
      <style:text-properties style:font-name="Aptos" style:font-name-asian="Aptos" style:font-name-complex="Aptos"/>
    </style:style>
    <style:style style:name="P4" style:family="paragraph" style:parent-style-name="Normal">
      <style:paragraph-properties fo:margin-top="0.1665in" fo:margin-bottom="0.1665in" style:contextual-spacing="false"/>
    </style:style>
    <style:style style:name="P5" style:family="paragraph" style:parent-style-name="Normal">
      <style:text-properties style:font-name="Aptos" style:font-name-asian="Aptos" style:font-name-complex="Aptos"/>
    </style:style>
    <style:style style:name="P6" style:family="paragraph" style:parent-style-name="Normal">
      <style:text-properties fo:font-style="italic" style:font-style-asian="italic" style:font-style-complex="italic"/>
    </style:style>
    <style:style style:name="P7" style:family="paragraph" style:parent-style-name="Normal">
      <style:text-properties style:text-position="sub 58%" style:font-name="Aptos" style:font-name-asian="Aptos" style:font-name-complex="Aptos"/>
    </style:style>
    <style:style style:name="P8" style:family="paragraph" style:parent-style-name="Normal">
      <style:text-properties style:text-position="super 58%" style:font-name="Aptos" style:font-name-asian="Aptos" style:font-name-complex="Aptos"/>
    </style:style>
    <style:style style:name="P9" style:family="paragraph" style:parent-style-name="List_20_Paragraph" style:list-style-name="L1"/>
    <style:style style:name="T1" style:family="text">
      <style:text-properties style:font-name="Aptos" style:font-name-asian="Aptos" style:font-name-complex="Aptos"/>
    </style:style>
    <style:style style:name="T2" style:family="text">
      <style:text-properties style:text-position="sub 58%"/>
    </style:style>
    <style:style style:name="T3" style:family="text">
      <style:text-properties officeooo:rsid="00094070"/>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font-name="Aptos" fo:font-style="italic" style:font-name-asian="Aptos" style:font-style-asian="italic" style:font-name-complex="Aptos" style:font-style-complex="italic"/>
    </style:style>
    <style:style style:name="T7" style:family="text">
      <style:text-properties style:text-position="super 58%" style:font-name="Aptos" style:font-name-asian="Aptos" style:font-name-complex="Aptos"/>
    </style:style>
    <style:style style:name="T8" style:family="text">
      <style:text-properties style:text-position="sub 58%" style:font-name="Aptos" style:font-name-asian="Aptos" style:font-name-complex="Aptos"/>
    </style:style>
    <style:style style:name="T9" style:family="text">
      <style:text-properties fo:font-family="'Cambria Math'" style:font-family-generic="roman" style:font-pitch="variable" fo:font-style="italic" style:font-family-asian="'Cambria Math'" style:font-family-generic-asian="roman" style:font-pitch-asian="variable" style:font-style-asian="italic" style:font-family-complex="'Cambria Math'" style:font-family-generic-complex="roman" style:font-pitch-complex="variable" style:font-style-complex="italic"/>
    </style:style>
    <style:style style:name="T10" style:family="text">
      <style:text-properties fo:font-weight="bold" style:font-weight-asian="bold" style:font-weight-complex="bol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usal informed RL for ETA prediction </text:h>
      <text:p text:style-name="Normal"><text:bookmark-start text:name="_Int_bmBF2xnC"/>Huggingface<text:bookmark-end text:name="_Int_bmBF2xnC"/> : <text:a xlink:type="simple" xlink:href="https://huggingface.co/datasets/Cainiao-AI/LaDe" office:target-frame-name="_top" xlink:show="replace" text:style-name="Internet_20_link" text:visited-style-name="Visited_20_Internet_20_Link"><text:span text:style-name="Hyperlink">https://huggingface.co/datasets/Cainiao-AI/LaDe</text:span></text:a></text:p>
      <text:p text:style-name="Normal">Paper: <text:a xlink:type="simple" xlink:href="https://arxiv.org/pdf/2306.10675" office:target-frame-name="_top" xlink:show="replace" text:style-name="Internet_20_link" text:visited-style-name="Visited_20_Internet_20_Link"><text:span text:style-name="Hyperlink">https://arxiv.org/pdf/2306.10675</text:span></text:a></text:p>
      <text:p text:style-name="Normal">Base Code Repository: <text:a xlink:type="simple" xlink:href="https://github.com/wenhaomin/LaDe" office:target-frame-name="_top" xlink:show="replace" text:style-name="Internet_20_link" text:visited-style-name="Visited_20_Internet_20_Link"><text:span text:style-name="Hyperlink">https://github.com/wenhaomin/LaDe</text:span></text:a></text:p>
      <text:p text:style-name="Normal"/>
      <text:p text:style-name="P2">Problem Statement </text:p>
      <text:p text:style-name="P3">Accurate ETA prediction for last-mile delivery is challenging due to partial observability, latent environmental factors, and significant distribution shift across cities and time. Existing supervised approaches rely on fixed regression models trained on historical logs and often exploit unstable proxy variables, resulting in degraded performance under changing conditions. </text:p>
      <text:p text:style-name="P4"><text:span text:style-name="Default_20_Paragraph_20_Font"><text:span text:style-name="T1">This thesis formulates ETA prediction as a contextual bandit problem over a set of estimation strategies, where each delivery request corresponds to a one-shot decision with partial feedback. To avoid reliance on spurious correlations, we introduce a causally informed feature representation that captures stable mechanisms such as traffic congestion, road topology, operational load, and human factors using trajectory and road network data. By combining invariant causal representations with adaptive strategy selection, the proposed approach aims to improve robustness and interpretability of ETA prediction under real-world distribution shift. </text:span></text:span></text:p>
      <text:p text:style-name="P5"/>
      <text:p text:style-name="P2">Input </text:p>
      <text:p text:style-name="Normal">Observable data: <text:s/></text:p>
      <text:p text:style-name="Normal">We have 3 types of data. </text:p>
      <text:p text:style-name="Normal"><text:bookmark-start text:name="_Int_macpcM5r"/>D<text:span text:style-name="Default_20_Paragraph_20_Font"><text:span text:style-name="T2">raw </text:span></text:span><text:s/>=<text:bookmark-end text:name="_Int_macpcM5r"/> {order, trajectories, road_network}</text:p>
      <text:p text:style-name="Normal"><text:soft-page-break/>delivery_*.csv -&gt; order level logs <text:span text:style-name="T3">+ added weather</text:span></text:p>
      <text:p text:style-name="Normal">Courier_detailed_trajectory.csv -&gt; GPS traces for courier </text:p>
      <text:p text:style-name="Normal">roads.csv -&gt; Road network graph </text:p>
      <text:p text:style-name="Normal">----------------------------------------------------------------------------------------------------------</text:p>
      <text:p text:style-name="Normal"><text:span text:style-name="Default_20_Paragraph_20_Font"><text:span text:style-name="T4">ETA definition:</text:span></text:span> </text:p>
      <text:p text:style-name="Normal">Decision time t<text:span text:style-name="Default_20_Paragraph_20_Font"><text:span text:style-name="T2">i </text:span></text:span>= accept_time </text:p>
      <text:p text:style-name="Normal">Outcome: </text:p>
      <text:p text:style-name="Normal">Y<text:span text:style-name="Default_20_Paragraph_20_Font"><text:span text:style-name="T2">i </text:span></text:span>= delivery_time – t<text:span text:style-name="Default_20_Paragraph_20_Font"><text:span text:style-name="T2">i</text:span></text:span></text:p>
      <text:p text:style-name="Normal">Data<text:span text:style-name="Default_20_Paragraph_20_Font"><text:span text:style-name="T2">orders </text:span></text:span><text:s/>= Σ<text:span text:style-name="Default_20_Paragraph_20_Font"><text:span text:style-name="T5">N</text:span></text:span> <text:span text:style-name="Default_20_Paragraph_20_Font"><text:span text:style-name="T2">i=1 </text:span></text:span>{(i, t<text:span text:style-name="Default_20_Paragraph_20_Font"><text:span text:style-name="T2">i, </text:span></text:span><text:bookmark-start text:name="_Int_wN1GsXHe"/>Y<text:span text:style-name="Default_20_Paragraph_20_Font"><text:span text:style-name="T2">i </text:span></text:span>)<text:bookmark-end text:name="_Int_wN1GsXHe"/>} </text:p>
      <text:p text:style-name="Normal">Collection of n logs where each is a function of i<text:span text:style-name="Default_20_Paragraph_20_Font"><text:span text:style-name="T5">th</text:span></text:span> log, time sample t<text:span text:style-name="Default_20_Paragraph_20_Font"><text:span text:style-name="T2">i </text:span></text:span>and Y<text:span text:style-name="Default_20_Paragraph_20_Font"><text:span text:style-name="T2">i </text:span></text:span><text:s/></text:p>
      <text:p text:style-name="Normal">Each row is one ETA decision</text:p>
      <text:p text:style-name="Normal"><text:s/></text:p>
      <text:p text:style-name="Normal"/>
      <text:p text:style-name="Normal">Variables <text:s text:c="29"/>Notation <text:s text:c="52"/>Description </text:p>
      <text:p text:style-name="Normal">-------------------------------------------------------------------------------------------------------------</text:p>
      <text:p text:style-name="Normal">ETA <text:span text:style-name="Default_20_Paragraph_20_Font"><text:span text:style-name="T2">mismatch </text:span></text:span><text:s text:c="28"/>Y<text:span text:style-name="Default_20_Paragraph_20_Font"><text:span text:style-name="T2">i </text:span></text:span><text:s text:c="51"/>Difference between acceptance time and <text:tab/><text:tab/><text:tab/><text:tab/><text:tab/><text:tab/><text:tab/><text:tab/><text:tab/>actual delivery time <text:s text:c="77"/><text:tab/><text:tab/><text:tab/><text:tab/><text:tab/><text:tab/><text:tab/><text:tab/><text:tab/>Y<text:span text:style-name="Default_20_Paragraph_20_Font"><text:span text:style-name="T2">delivery <text:s/></text:span></text:span><text:s/>- <text:s/>Y<text:span text:style-name="Default_20_Paragraph_20_Font"><text:span text:style-name="T2">accept <text:s/></text:span></text:span><text:s/>for ith <text:tab/> <text:tab/><text:tab/><text:tab/><text:tab/><text:tab/><text:tab/><text:tab/><text:tab/><text:tab/><text:tab/>interval </text:p>
      <text:p text:style-name="Normal"><text:span text:style-name="Default_20_Paragraph_20_Font"><text:span text:style-name="T4">Response Variable</text:span></text:span></text:p>
      <text:p text:style-name="Normal">-----------------------------------------------------------------------------------------------------------------</text:p>
      <text:p text:style-name="P6">Exploratory Variables</text:p>
      <text:p text:style-name="Normal"><text:span text:style-name="Default_20_Paragraph_20_Font"><text:span text:style-name="T1">A. Traffic and road Effects</text:span></text:span></text:p>
      <text:p text:style-name="Normal"><text:soft-page-break/>Historical dwell time <text:s text:c="19"/><text:tab/>T<text:span text:style-name="Default_20_Paragraph_20_Font"><text:span text:style-name="T5">Dwell</text:span></text:span><text:span text:style-name="Default_20_Paragraph_20_Font"><text:span text:style-name="T2">i </text:span></text:span><text:s text:c="39"/><text:span text:style-name="Default_20_Paragraph_20_Font"><text:span text:style-name="T1">Average stationary time </text:span></text:span><text:tab/><text:span text:style-name="Default_20_Paragraph_20_Font"><text:span text:style-name="T1">o</text:span></text:span><text:tab/><text:tab/><text:tab/><text:tab/><text:tab/><text:tab/><text:tab/><text:span text:style-name="Default_20_Paragraph_20_Font"><text:span text:style-name="T1">bserved at the delivery region or AOI prior </text:span></text:span><text:tab/><text:tab/><text:tab/><text:tab/><text:tab/><text:tab/><text:tab/><text:span text:style-name="Default_20_Paragraph_20_Font"><text:span text:style-name="T1">to order </text:span></text:span><text:span text:style-name="Default_20_Paragraph_20_Font"><text:span text:style-name="T6">i</text:span></text:span><text:span text:style-name="Default_20_Paragraph_20_Font"><text:span text:style-name="T1">.</text:span></text:span></text:p>
      <text:p text:style-name="P5">----------------------------------------------------------------------------------------------------------------- </text:p>
      <text:p text:style-name="Normal"><text:span text:style-name="Default_20_Paragraph_20_Font"><text:span text:style-name="T1">Previous Stop Delay <text:s text:c="24"/>D</text:span></text:span><text:span text:style-name="Default_20_Paragraph_20_Font"><text:span text:style-name="T7">Prev</text:span></text:span><text:span text:style-name="Default_20_Paragraph_20_Font"><text:span text:style-name="T8">i</text:span></text:span><text:span text:style-name="Default_20_Paragraph_20_Font"><text:span text:style-name="T1"> <text:s text:c="20"/>Immediate delay, previous delivery – </text:span></text:span><text:tab/><text:span text:style-name="Default_20_Paragraph_20_Font"><text:span text:style-name="T1">s</text:span></text:span><text:tab/><text:tab/><text:tab/><text:tab/><text:tab/><text:tab/><text:tab/><text:tab/><text:span text:style-name="Default_20_Paragraph_20_Font"><text:span text:style-name="T1">ervice time</text:span></text:span></text:p>
      <text:p text:style-name="P5">------------------------------------------------------------------------------------------------------------------</text:p>
      <text:p text:style-name="Normal"><text:span text:style-name="Default_20_Paragraph_20_Font"><text:span text:style-name="T1">Stop Sequence Index <text:s text:c="20"/>S</text:span></text:span><text:span text:style-name="Default_20_Paragraph_20_Font"><text:span text:style-name="T8">i</text:span></text:span><text:span text:style-name="Default_20_Paragraph_20_Font"><text:span text:style-name="T1"> <text:s text:c="40"/>Normalized position of order </text:span></text:span><text:span text:style-name="Default_20_Paragraph_20_Font"><text:span text:style-name="T9">i</text:span></text:span><text:span text:style-name="Default_20_Paragraph_20_Font"><text:span text:style-name="T1"> in the </text:span></text:span><text:tab/><text:tab/><text:tab/><text:tab/><text:tab/><text:tab/><text:tab/><text:span text:style-name="Default_20_Paragraph_20_Font"><text:span text:style-name="T1">courier’s delivery sequence for the </text:span></text:span><text:tab/><text:span text:style-name="Default_20_Paragraph_20_Font"><text:span text:style-name="T1">c</text:span></text:span><text:tab/><text:tab/><text:tab/><text:tab/><text:tab/><text:tab/><text:tab/><text:span text:style-name="Default_20_Paragraph_20_Font"><text:span text:style-name="T1">urrent shift, capturing queueing effects.</text:span></text:span></text:p>
      <text:p text:style-name="P5">------------------------------------------------------------------------------------------------------------------</text:p>
      <text:p text:style-name="Normal"><text:span text:style-name="Default_20_Paragraph_20_Font"><text:span text:style-name="T1">Segment Velocity Index <text:s text:c="15"/>V</text:span></text:span><text:span text:style-name="Default_20_Paragraph_20_Font"><text:span text:style-name="T8">seg </text:span></text:span><text:span text:style-name="Default_20_Paragraph_20_Font"><text:span text:style-name="T1">(R</text:span></text:span><text:span text:style-name="Default_20_Paragraph_20_Font"><text:span text:style-name="T8">i,</text:span></text:span><text:span text:style-name="Default_20_Paragraph_20_Font"><text:span text:style-name="T1">H</text:span></text:span><text:span text:style-name="Default_20_Paragraph_20_Font"><text:span text:style-name="T8">i</text:span></text:span><text:span text:style-name="Default_20_Paragraph_20_Font"><text:span text:style-name="T1">) <text:s text:c="18"/>Median effective speed of all couriers in </text:span></text:span><text:tab/><text:tab/><text:tab/><text:tab/><text:tab/><text:tab/><text:tab/><text:tab/><text:span text:style-name="Default_20_Paragraph_20_Font"><text:span text:style-name="T1">region R</text:span></text:span><text:span text:style-name="Default_20_Paragraph_20_Font"><text:span text:style-name="T8">i</text:span></text:span><text:span text:style-name="Default_20_Paragraph_20_Font"><text:span text:style-name="T1"> during hour </text:span></text:span><text:bookmark-start text:name="_Int_6LnlXagW"/><text:span text:style-name="Default_20_Paragraph_20_Font"><text:span text:style-name="T1">H</text:span></text:span><text:span text:style-name="Default_20_Paragraph_20_Font"><text:span text:style-name="T8">i</text:span></text:span><text:span text:style-name="Default_20_Paragraph_20_Font"><text:span text:style-name="T1"> ,</text:span></text:span><text:bookmark-end text:name="_Int_6LnlXagW"/><text:span text:style-name="Default_20_Paragraph_20_Font"><text:span text:style-name="T1"> </text:span></text:span><text:tab/><text:tab/><text:tab/><text:tab/><text:tab/><text:tab/><text:tab/><text:tab/><text:span text:style-name="Default_20_Paragraph_20_Font"><text:span text:style-name="T1"> <text:s text:c="11"/>computed from GPS trajectories. </text:span></text:span><text:tab/><text:tab/><text:tab/><text:tab/><text:tab/><text:tab/><text:tab/><text:span text:style-name="Default_20_Paragraph_20_Font"><text:span text:style-name="T1"> <text:s text:c="8"/>Serves as a proxy for real-time traffic </text:span></text:span><text:tab/><text:tab/><text:tab/><text:tab/><text:tab/><text:tab/><text:tab/><text:tab/><text:tab/><text:tab/><text:span text:style-name="Default_20_Paragraph_20_Font"><text:span text:style-name="T1">congestion.</text:span></text:span></text:p>
      <text:p text:style-name="P5">------------------------------------------------------------------------------------------------------------------</text:p>
      <text:p text:style-name="Normal"><text:span text:style-name="Default_20_Paragraph_20_Font"><text:span text:style-name="T1">Area Speed Profile <text:s text:c="24"/>V</text:span></text:span><text:span text:style-name="Default_20_Paragraph_20_Font"><text:span text:style-name="T8">area</text:span></text:span><text:span text:style-name="Default_20_Paragraph_20_Font"><text:span text:style-name="T1"> (R</text:span></text:span><text:span text:style-name="Default_20_Paragraph_20_Font"><text:span text:style-name="T8">i,</text:span></text:span><text:span text:style-name="Default_20_Paragraph_20_Font"><text:span text:style-name="T1">H</text:span></text:span><text:span text:style-name="Default_20_Paragraph_20_Font"><text:span text:style-name="T8">i</text:span></text:span><text:span text:style-name="Default_20_Paragraph_20_Font"><text:span text:style-name="T1">) <text:s text:c="22"/>Historical average courier speed in </text:span></text:span><text:tab/><text:tab/><text:tab/><text:tab/><text:tab/><text:tab/><text:tab/><text:tab/><text:span text:style-name="Default_20_Paragraph_20_Font"><text:span text:style-name="T1">region </text:span></text:span><text:span text:style-name="Default_20_Paragraph_20_Font"><text:span text:style-name="T9">Ri and</text:span></text:span><text:span text:style-name="Default_20_Paragraph_20_Font"><text:span text:style-name="T1"> Hour </text:span></text:span><text:span text:style-name="Default_20_Paragraph_20_Font"><text:span text:style-name="T9">Hi</text:span></text:span><text:span text:style-name="Default_20_Paragraph_20_Font"><text:span text:style-name="T1">, </text:span></text:span><text:tab/><text:tab/><text:tab/><text:tab/><text:tab/><text:tab/><text:tab/><text:tab/><text:span text:style-name="Default_20_Paragraph_20_Font"><text:span text:style-name="T1">To capture recurrent congestion <text:s text:c="2"/>patterns.</text:span></text:span></text:p>
      <text:p text:style-name="P5">----------------------------------------------------------------------------------------------------------------</text:p>
      <text:p text:style-name="Normal"><text:span text:style-name="Default_20_Paragraph_20_Font"><text:span text:style-name="T1">Road Network Distance <text:s text:c="11"/>d</text:span></text:span><text:span text:style-name="Default_20_Paragraph_20_Font"><text:span text:style-name="T7">road</text:span></text:span><text:span text:style-name="Default_20_Paragraph_20_Font"><text:span text:style-name="T8">i <text:s text:c="47"/>shortest path on pickup and delivery locations </text:span></text:span></text:p>
      <text:p text:style-name="P7">----------------------------------------------------------------------------------------------------------------------------------------------</text:p>
      <text:p text:style-name="Normal"><text:span text:style-name="Default_20_Paragraph_20_Font"><text:span text:style-name="T1">Active Orders Count <text:s text:c="17"/>N</text:span></text:span><text:span text:style-name="Default_20_Paragraph_20_Font"><text:span text:style-name="T8">i</text:span></text:span><text:span text:style-name="Default_20_Paragraph_20_Font"><text:span text:style-name="T7">Active <text:s text:c="46"/>Accepted but undelivered orders = workload pressure </text:span></text:span></text:p>
      <text:p text:style-name="P8">---------------------------------------------------------------------------------------------------------------------------------------------</text:p>
      <text:p text:style-name="Normal"><text:span text:style-name="Default_20_Paragraph_20_Font"><text:span text:style-name="T7">Order DEnsity </text:span></text:span><text:tab/><text:span text:style-name="Default_20_Paragraph_20_Font"><text:span text:style-name="T7"> <text:s text:c="41"/>K</text:span></text:span><text:span text:style-name="Default_20_Paragraph_20_Font"><text:span text:style-name="T8">i <text:s text:c="43"/></text:span></text:span><text:span text:style-name="Default_20_Paragraph_20_Font"><text:span text:style-name="T1"><text:s text:c="18"/>active orders in a fixed AOI </text:span></text:span></text:p>
      <text:p text:style-name="P5"><text:soft-page-break/>----------------------------------------------------------------------------------------------------------------</text:p>
      <text:p text:style-name="Normal"><text:span text:style-name="Default_20_Paragraph_20_Font"><text:span text:style-name="T1">Hour of day <text:s text:c="38"/>H</text:span></text:span><text:span text:style-name="Default_20_Paragraph_20_Font"><text:span text:style-name="T8">i <text:s text:c="60"/></text:span></text:span><text:span text:style-name="Default_20_Paragraph_20_Font"><text:span text:style-name="T1"><text:s/>HOur of day – Cyclic </text:span></text:span></text:p>
      <text:p text:style-name="P5">--------------------------------------------------------------------------------------------------------------</text:p>
      <text:p text:style-name="Normal"><text:span text:style-name="Default_20_Paragraph_20_Font"><text:span text:style-name="T1">Day type <text:s text:c="43"/>U</text:span></text:span><text:span text:style-name="Default_20_Paragraph_20_Font"><text:span text:style-name="T8">i</text:span></text:span><text:tab/><text:tab/><text:tab/><text:tab/><text:span text:style-name="Default_20_Paragraph_20_Font"><text:span text:style-name="T8">Weekday/Weekend </text:span></text:span></text:p>
      <text:p text:style-name="P7">--------------------------------------------------------------------------------------------------------------------------------------------</text:p>
      <text:p text:style-name="Normal"><text:span text:style-name="Default_20_Paragraph_20_Font"><text:span text:style-name="T8">Weather type </text:span></text:span><text:tab/><text:tab/><text:tab/><text:span text:style-name="Default_20_Paragraph_20_Font"><text:span text:style-name="T1">W</text:span></text:span><text:span text:style-name="Default_20_Paragraph_20_Font"><text:span text:style-name="T7">Type</text:span></text:span><text:span text:style-name="Default_20_Paragraph_20_Font"><text:span text:style-name="T8">i <text:s text:c="52"/>Categorical .. snow / fog / rain </text:span></text:span></text:p>
      <text:p text:style-name="P7">---------------------------------------------------------------------------------------------------------------------------------------------</text:p>
      <text:p text:style-name="Normal"><text:span text:style-name="Default_20_Paragraph_20_Font"><text:span text:style-name="T8">DaylightIndicator <text:s text:c="51"/></text:span></text:span><text:span text:style-name="Default_20_Paragraph_20_Font"><text:span text:style-name="T1">W</text:span></text:span><text:span text:style-name="Default_20_Paragraph_20_Font"><text:span text:style-name="T8">i</text:span></text:span><text:span text:style-name="Default_20_Paragraph_20_Font"><text:span text:style-name="T7">DAY <text:s text:c="75"/></text:span></text:span><text:span text:style-name="Default_20_Paragraph_20_Font"><text:span text:style-name="T1">BInary – Day /night </text:span></text:span></text:p>
      <text:p text:style-name="P5">-----------------------------------------------------------------------------------------------------------------</text:p>
      <text:p text:style-name="Normal"><text:span text:style-name="Default_20_Paragraph_20_Font"><text:span text:style-name="T1">e</text:span></text:span><text:span text:style-name="Default_20_Paragraph_20_Font"><text:span text:style-name="T8">i </text:span></text:span><text:span text:style-name="Default_20_Paragraph_20_Font"><text:span text:style-name="T1"><text:s/>= environment in which the order was generated, this will capture the distribution shift </text:span></text:span></text:p>
      <text:p text:style-name="Normal"><text:span text:style-name="Default_20_Paragraph_20_Font"><text:span text:style-name="T1">e</text:span></text:span><text:span text:style-name="Default_20_Paragraph_20_Font"><text:span text:style-name="T8">i</text:span></text:span><text:span text:style-name="Default_20_Paragraph_20_Font"><text:span text:style-name="T1"> =(city</text:span></text:span><text:span text:style-name="Default_20_Paragraph_20_Font"><text:span text:style-name="T8">i</text:span></text:span><text:span text:style-name="Default_20_Paragraph_20_Font"><text:span text:style-name="T1"> ,date</text:span></text:span><text:span text:style-name="Default_20_Paragraph_20_Font"><text:span text:style-name="T8">i </text:span></text:span><text:span text:style-name="Default_20_Paragraph_20_Font"><text:span text:style-name="T1">) <text:s text:c="3"/>-&gt; this can be experimented with just cities </text:span></text:span></text:p>
      <text:p text:style-name="P5">This can capture our spatial and temporal shifts , weather data is also present .</text:p>
      <text:p text:style-name="P5"><text:s/>This will be a separate distribution. </text:p>
      <text:p text:style-name="P5">The idea is to see if <text:bookmark-start text:name="_Int_xczgqfKT"/>P(<text:bookmark-end text:name="_Int_xczgqfKT"/>Y∣Z, e1) =<text:bookmark-start text:name="_Int_cTzDRhGH"/>P(<text:bookmark-end text:name="_Int_cTzDRhGH"/>Y∣Z, e2)</text:p>
      <text:p text:style-name="Normal">Bandit formulation: </text:p>
      <text:p text:style-name="Normal"><text:bookmark-start text:name="_Int_hOGyEule"/>Z<text:span text:style-name="Default_20_Paragraph_20_Font"><text:span text:style-name="T2">i </text:span></text:span><text:s/>=<text:bookmark-end text:name="_Int_hOGyEule"/> (distance,traffic,workload,fatigue,weather)</text:p>
      <text:p text:style-name="Normal"><text:span text:style-name="Default_20_Paragraph_20_Font"><text:span text:style-name="T10">Output</text:span></text:span></text:p>
      <text:p text:style-name="Normal"><text:s/>We identify a Causal Structured Model (partial because not all causal features observed) </text:p>
      <text:p text:style-name="Normal">G = (V,E)</text:p>
      <text:p text:style-name="Normal">Where V = {}</text:p>
      <text:p text:style-name="Normal"/>
      <text:p text:style-name="P2"/>
      <text:p text:style-name="P2">Assumption</text:p>
      <text:list text:style-name="L1">
        <text:list-item>
          <text:p text:style-name="P9"><text:soft-page-break/>Purely logged LaDE-D data </text:p>
        </text:list-item>
        <text:list-item>
          <text:p text:style-name="P9">Order acceptance is our defined starting point, immaterial what the courier was doing before that </text:p>
        </text:list-item>
        <text:list-item>
          <text:p text:style-name="P9">Weather data can be noisy but unbiased measurements of weather conditions </text:p>
        </text:list-item>
        <text:list-item>
          <text:p text:style-name="P9">Weather is exogenous in causal modelling </text:p>
        </text:list-item>
        <text:list-item>
          <text:p text:style-name="P9">Traffic and behavior feature like courier speed and dwell times are mediators </text:p>
        </text:list-item>
        <text:list-item>
          <text:p text:style-name="P9">No unobserved confounders jointly affect weather and ETA </text:p>
        </text:list-item>
        <text:list-item>
          <text:p text:style-name="P9">Structural relationships between causal variables and ETA are invariant across cities and time periods. Once we condition the causal variables <text:span text:style-name="Default_20_Paragraph_20_Font"><text:span text:style-name="T9">Z</text:span></text:span>, the relationship between <text:span text:style-name="Default_20_Paragraph_20_Font"><text:span text:style-name="T9">Z</text:span></text:span> and <text:span text:style-name="Default_20_Paragraph_20_Font"><text:span text:style-name="T9">Y</text:span></text:span> should be the same <text:span text:style-name="Default_20_Paragraph_20_Font"><text:span text:style-name="T10">in every environment</text:span></text:span>.</text:p>
        </text:list-item>
        <text:list-item>
          <text:p text:style-name="P9">Time is based on 6 months from late 2021 </text:p>
        </text:list-item>
        <text:list-item>
          <text:p text:style-name="P9">Causal variables can be identified from causal discovery </text:p>
        </text:list-item>
        <text:list-item>
          <text:p text:style-name="P9">Historical averages are informative for future predictions within similar temporal periods, i.e same hour ... weekday/end </text:p>
        </text:list-item>
        <text:list-item>
          <text:p text:style-name="P9">Not all causal features can be observed – thus full causal graph cannot be created</text:p>
        </text:list-item>
        <text:list-item>
          <text:p text:style-name="P9"/>
        </text:list-item>
      </text:list>
      <text:p text:style-name="P2"/>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svg:font-family="'Noto Sans Arabic'" style:font-family-generic="system" style:font-pitch="variable"/>
    <style:font-face style:name="Noto Sans CJK JP" svg:font-family="'Noto Sans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svg:stroke-opacity="100%"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25in" fo:margin-bottom="0.0555in"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Aptos" fo:font-family="Aptos" style:font-family-generic="swiss" style:font-pitch="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0366609b1de41a39e1896ae41e33c673f2a73802</meta:generator>
    <dc:title/>
    <dc:description/>
    <dc:subject/>
    <meta:initial-creator>Soumya Mukherjee</meta:initial-creator>
    <meta:creation-date>2026-01-07T08:33:00Z</meta:creation-date>
    <dc:date>2026-01-08T00:04:42.542789491</dc:date>
    <meta:editing-cycles>2</meta:editing-cycles>
    <meta:editing-duration>PT12M52S</meta:editing-duration>
    <meta:document-statistic meta:table-count="0" meta:image-count="0" meta:object-count="0" meta:page-count="5" meta:paragraph-count="78" meta:word-count="666" meta:character-count="7310" meta:non-whitespace-character-count="5504"/>
    <meta:template xlink:type="simple" xlink:actuate="onRequest" xlink:title="" xlink:href="Normal.dotm"/>
  </office:meta>
</office:document-meta>
</file>